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248" officeooo:paragraph-rsid="00152248"/>
    </style:style>
    <style:style style:name="P2" style:family="paragraph" style:parent-style-name="Standard">
      <style:text-properties officeooo:rsid="00152248" officeooo:paragraph-rsid="00193caf"/>
    </style:style>
    <style:style style:name="P3" style:family="paragraph" style:parent-style-name="Standard">
      <style:text-properties officeooo:rsid="00152248" officeooo:paragraph-rsid="001a116c"/>
    </style:style>
    <style:style style:name="P4" style:family="paragraph" style:parent-style-name="Standard">
      <style:text-properties officeooo:rsid="00152248" officeooo:paragraph-rsid="002282ff"/>
    </style:style>
    <style:style style:name="P5" style:family="paragraph" style:parent-style-name="Standard">
      <style:text-properties officeooo:rsid="00163319" officeooo:paragraph-rsid="00163319"/>
    </style:style>
    <style:style style:name="P6" style:family="paragraph" style:parent-style-name="Standard">
      <style:text-properties officeooo:rsid="001910dc" officeooo:paragraph-rsid="001910dc"/>
    </style:style>
    <style:style style:name="P7" style:family="paragraph" style:parent-style-name="Standard">
      <style:text-properties officeooo:rsid="00288f98" officeooo:paragraph-rsid="00288f98"/>
    </style:style>
    <style:style style:name="P8" style:family="paragraph" style:parent-style-name="Standard">
      <style:text-properties fo:font-size="15pt" fo:font-weight="bold" officeooo:rsid="00288f98" officeooo:paragraph-rsid="00288f98" style:font-size-asian="15pt" style:font-weight-asian="bold" style:font-size-complex="15pt" style:font-weight-complex="bold"/>
    </style:style>
    <style:style style:name="P9" style:family="paragraph" style:parent-style-name="Text_20_body" style:list-style-name="L2">
      <style:text-properties officeooo:paragraph-rsid="00163319"/>
    </style:style>
    <style:style style:name="P10" style:family="paragraph" style:parent-style-name="Text_20_body" style:list-style-name="L3">
      <style:text-properties officeooo:rsid="00163319" officeooo:paragraph-rsid="00193caf"/>
    </style:style>
    <style:style style:name="P11" style:family="paragraph" style:parent-style-name="Text_20_body" style:list-style-name="L3">
      <style:text-properties officeooo:paragraph-rsid="001a116c"/>
    </style:style>
    <style:style style:name="P12" style:family="paragraph" style:parent-style-name="Text_20_body" style:list-style-name="L3">
      <style:text-properties officeooo:paragraph-rsid="00193c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319" style:font-weight-asian="bold" style:font-weight-complex="bold"/>
    </style:style>
    <style:style style:name="T3" style:family="text">
      <style:text-properties fo:font-weight="bold" officeooo:rsid="00178fd7" style:font-weight-asian="bold" style:font-weight-complex="bold"/>
    </style:style>
    <style:style style:name="T4" style:family="text">
      <style:text-properties fo:font-weight="bold" officeooo:rsid="00193caf" style:font-weight-asian="bold" style:font-weight-complex="bold"/>
    </style:style>
    <style:style style:name="T5" style:family="text">
      <style:text-properties fo:font-weight="bold" officeooo:rsid="001a116c" style:font-weight-asian="bold" style:font-weight-complex="bold"/>
    </style:style>
    <style:style style:name="T6" style:family="text">
      <style:text-properties fo:font-weight="bold" officeooo:rsid="001a925b" style:font-weight-asian="bold" style:font-weight-complex="bold"/>
    </style:style>
    <style:style style:name="T7" style:family="text">
      <style:text-properties fo:font-weight="bold" officeooo:rsid="001b7cc1" style:font-weight-asian="bold" style:font-weight-complex="bold"/>
    </style:style>
    <style:style style:name="T8" style:family="text">
      <style:text-properties fo:font-weight="bold" officeooo:rsid="002282ff" style:font-weight-asian="bold" style:font-weight-complex="bold"/>
    </style:style>
    <style:style style:name="T9" style:family="text">
      <style:text-properties fo:font-weight="bold" officeooo:rsid="001bd129" style:font-weight-asian="bold" style:font-weight-complex="bold"/>
    </style:style>
    <style:style style:name="T10" style:family="text">
      <style:text-properties fo:font-weight="bold" officeooo:rsid="00246ee9" style:font-weight-asian="bold" style:font-weight-complex="bold"/>
    </style:style>
    <style:style style:name="T11" style:family="text">
      <style:text-properties officeooo:rsid="00163319"/>
    </style:style>
    <style:style style:name="T12" style:family="text">
      <style:text-properties officeooo:rsid="00152248"/>
    </style:style>
    <style:style style:name="T13" style:family="text">
      <style:text-properties officeooo:rsid="00178fd7"/>
    </style:style>
    <style:style style:name="T14" style:family="text">
      <style:text-properties officeooo:rsid="00193caf"/>
    </style:style>
    <style:style style:name="T15" style:family="text">
      <style:text-properties officeooo:rsid="001a116c"/>
    </style:style>
    <style:style style:name="T16" style:family="text">
      <style:text-properties officeooo:rsid="001a925b"/>
    </style:style>
    <style:style style:name="T17" style:family="text">
      <style:text-properties officeooo:rsid="001bd129"/>
    </style:style>
    <style:style style:name="T18" style:family="text">
      <style:text-properties officeooo:rsid="001d5279"/>
    </style:style>
    <style:style style:name="T19" style:family="text">
      <style:text-properties officeooo:rsid="001e34ec"/>
    </style:style>
    <style:style style:name="T20" style:family="text">
      <style:text-properties officeooo:rsid="002032a9"/>
    </style:style>
    <style:style style:name="T21" style:family="text">
      <style:text-properties officeooo:rsid="00246ee9"/>
    </style:style>
    <style:style style:name="T22" style:family="text">
      <style:text-properties fo:font-style="italic" officeooo:rsid="001a116c" style:font-style-asian="italic" style:font-style-complex="italic"/>
    </style:style>
    <style:style style:name="T23" style:family="text">
      <style:text-properties fo:font-style="italic" officeooo:rsid="0026fb48" style:font-style-asian="italic" style:font-style-complex="italic"/>
    </style:style>
    <style:style style:name="T24" style:family="text">
      <style:text-properties officeooo:rsid="002998c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ómicas se intentan normalizar las lecturas para que sean comparables entre muestras y experimentos. Las <text:span text:style-name="T1">3 métricas usadas en este mundillo</text:span> son RPKM (para single-end), FPKM (para paired-end) y <text:span text:style-name="T1">TPM</text:span> (la mejor métrica). <text:span text:style-name="T15">Esto se entiende mejor haciendo una prueba en un papel.</text:span></text:p>
      <text:p text:style-name="P1"/>
      <text:p text:style-name="P4"><text:span text:style-name="T1">RPKM</text:span> <text:span text:style-name="T13">(Reads Per Kilobase Million)</text:span> es lecturas por kilobase de gen por millón de lecturas, y fue la primera métrica en inventarse para normalizar y comparar las lecturas de las secuenciadoras. Se usaba en experimentos de single-end y <text:span text:style-name="T1">1º normaliza por por </text:span><text:span text:style-name="T8">el tamaño de la librería</text:span><text:span text:style-name="T1"> y </text:span><text:span text:style-name="T2">después</text:span><text:span text:style-name="T1"> normaliza por la longitud del gen</text:span>. Se calcula así <text:span text:style-name="T17">para un gen</text:span>:</text:p>
      <text:p text:style-name="P1"/>
      <text:list xml:id="list3615964604" text:style-name="L2">
        <text:list-item>
          <text:p text:style-name="P9"><text:span text:style-name="T11">Cuentas el </text:span><text:span text:style-name="T2">n.º total de lecturas</text:span><text:span text:style-name="T11"> de una muestra y lo divides por </text:span><text:span text:style-name="T12">1,000,000 </text:span><text:span text:style-name="T11">(</text:span><text:span text:style-name="T2">factor de escalado de 1 millón</text:span><text:span text:style-name="T11">)</text:span><text:span text:style-name="T12"> </text:span></text:p>
        </text:list-item>
        <text:list-item>
          <text:p text:style-name="P9">Divide<text:span text:style-name="T11">s </text:span><text:span text:style-name="T19">el n.º de</text:span><text:span text:style-name="T11"> lecturas de</text:span><text:span text:style-name="T18">l</text:span><text:span text:style-name="T11"> gen por el </text:span><text:span text:style-name="T2">factor de escalado</text:span><text:span text:style-name="T11">. Esto te da lecturas por millón (RPM,</text:span> <text:span text:style-name="T11">R</text:span>eads <text:span text:style-name="T11">P</text:span>er <text:span text:style-name="T11">M</text:span>illion) </text:p>
        </text:list-item>
        <text:list-item>
          <text:p text:style-name="P9">Divide<text:span text:style-name="T13">s las lecturas por millón </text:span><text:span text:style-name="T20">del gen </text:span><text:span text:style-name="T13">entre la </text:span><text:span text:style-name="T3">longitud del gen en kilobases</text:span>. <text:span text:style-name="T13">Esto te da las</text:span> RPKM. </text:p>
        </text:list-item>
      </text:list>
      <text:p text:style-name="P6"><text:span text:style-name="T1">FPKM</text:span> (Fragments<text:span text:style-name="T13"> Per Kilobase Million</text:span>) es lo mismo que RPKM, pero se usa en paired-end y tiene <text:s/>en cuenta que dos lecturas pareadas pueden mapear al mismo fragmento de ADN/ARN, por lo que no las contabiliza dos veces.</text:p>
      <text:p text:style-name="P1"/>
      <text:p text:style-name="P5"/>
      <text:p text:style-name="P3"><text:span text:style-name="T4">TPM</text:span> <text:span text:style-name="T13">(</text:span><text:span text:style-name="T14">Transcripts</text:span><text:span text:style-name="T13"> Per Million)</text:span> es lecturas por kilobase de gen por millón de lecturas, <text:span text:style-name="T15">pero es mejor métrica que RPKM para comparar porque </text:span><text:span text:style-name="T22">todas las muestras tienen en total 1 millón de TPM cada una (sum(</text:span><text:span text:style-name="T23">TPM</text:span><text:span text:style-name="T22">_muestra1) = sum(</text:span><text:span text:style-name="T23">TPM</text:span><text:span text:style-name="T22">_muestra2) = … = 1,000,000)</text:span><text:span text:style-name="T15">. </text:span><text:span text:style-name="T1">1º normaliza por la </text:span><text:span text:style-name="T5">longitud del gen</text:span><text:span text:style-name="T1"> y </text:span><text:span text:style-name="T5">luego</text:span><text:span text:style-name="T1"> normaliza por </text:span><text:span text:style-name="T8">el tamaño de la librería</text:span>. Se calcula así <text:span text:style-name="T17">para un gen</text:span>:</text:p>
      <text:p text:style-name="P2"/>
      <text:list xml:id="list4068480519" text:style-name="L3">
        <text:list-item>
          <text:p text:style-name="P11"><text:span text:style-name="T11">Divide</text:span><text:span text:style-name="T13">s </text:span><text:span text:style-name="T15">las lecturas</text:span><text:span text:style-name="T5"> de </text:span><text:span text:style-name="T6">cada</text:span><text:span text:style-name="T5"> gen </text:span><text:span text:style-name="T15">por su longitud en kilobases.</text:span><text:span text:style-name="T12"> </text:span><text:span text:style-name="T15">Te da lecturas por kilobase de gen (RPK). </text:span><text:span text:style-name="T16">(Normalizas todos los genes por su longitud).</text:span></text:p>
        </text:list-item>
        <text:list-item>
          <text:p text:style-name="P12">Divide<text:span text:style-name="T11">s </text:span><text:span text:style-name="T16">el total de lecturas por kilobase de gen</text:span><text:span text:style-name="T21">es</text:span><text:span text:style-name="T11"> </text:span><text:span text:style-name="T16">por 1,000,000 (factor de escalado de 1 millón, </text:span><text:span text:style-name="T7">normalizas por millón, profundidad de secuenciado</text:span><text:span text:style-name="T16">).</text:span> </text:p>
        </text:list-item>
        <text:list-item>
          <text:p text:style-name="P10">Divide<text:span text:style-name="T13">s las lecturas por </text:span><text:span text:style-name="T17">kilobase </text:span><text:span text:style-name="T9">de </text:span><text:span text:style-name="T10">tu</text:span><text:span text:style-name="T9"> gen</text:span><text:span text:style-name="T13"> entre </text:span><text:span text:style-name="T21">el factor de escalado millón</text:span>. <text:span text:style-name="T13">Esto te da las</text:span> <text:span text:style-name="T21">TPM (lecturas por kilobase de gen por millón)</text:span>.</text:p>
        </text:list-item>
      </text:list>
      <text:p text:style-name="P5"/>
      <text:p text:style-name="P7">sum(RPKM_muestra1) = ¿?</text:p>
      <text:p text:style-name="P7"/>
      <text:p text:style-name="P8">sum(TPM_muestra1) = 1,000,000 <text:s/><text:span text:style-name="T24">=&gt; en transcriptómica, la mayoría de muestras/células deberían sumar 1 millón de TPMs… de lo contrario, hay algo mal en tu análisi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2:48:20.512000000</dc:date>
    <meta:editing-duration>PT25M42S</meta:editing-duration>
    <meta:editing-cycles>2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12" meta:word-count="377" meta:character-count="2174" meta:non-whitespace-character-count="1809"/>
  </office:meta>
</office:document-meta>
</file>